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医科告示</text:h>
      <text:p text:style-name="Text_20_body"/>
      <text:p text:style-name="Text_20_body"><draw:frame draw:style-name="fr1" draw:name="オブジェクト1" text:anchor-type="char" svg:x="0.79cm" svg:y="-0.002cm" svg:width="14.093cm" svg:height="13.18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7:41:10.871903858</meta:creation-date>
    <dc:date>2026-01-24T07:54:15.004120650</dc:date>
    <meta:editing-duration>PT13M4S</meta:editing-duration>
    <meta:editing-cycles>2</meta:editing-cycles>
    <meta:generator>LibreOffice/7.3.7.2$Linux_X86_64 LibreOffice_project/30$Build-2</meta:generator>
    <meta:document-statistic meta:table-count="0" meta:image-count="0" meta:object-count="1" meta:page-count="1" meta:paragraph-count="1" meta:word-count="4" meta:character-count="4" meta:non-whitespace-character-count="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2.71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</style:style>
    <style:style style:name="gr3" style:family="graphic" style:parent-style-name="objectwithoutfill">
      <style:graphic-properties draw:marker-end="線の終点_20_3" draw:marker-end-width="0.3cm" draw:fill="none" draw:textarea-vertical-align="middle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</style:style>
    <style:style style:name="gr5" style:family="graphic" style:parent-style-name="objectwithoutfill">
      <style:graphic-properties draw:marker-end="線の終点_20_5" draw:marker-end-width="0.3cm" draw:fill="none" draw:textarea-vertical-align="middle"/>
    </style:style>
    <style:style style:name="gr6" style:family="graphic" style:parent-style-name="objectwithoutfill">
      <style:graphic-properties draw:marker-end="線の終点_20_6" draw:marker-end-width="0.3cm" draw:fill="none" draw:textarea-vertical-align="middle"/>
    </style:style>
    <style:style style:name="gr7" style:family="graphic" style:parent-style-name="objectwithoutfill">
      <style:graphic-properties draw:marker-end="線の終点_20_7" draw:marker-end-width="0.3cm" draw:fill="none" draw:textarea-vertical-align="middle"/>
    </style:style>
    <style:style style:name="gr8" style:family="graphic" style:parent-style-name="objectwithoutfill">
      <style:graphic-properties draw:marker-end="線の終点_20_8" draw:marker-end-width="0.3cm" draw:fill="none" draw:textarea-vertical-align="middle"/>
    </style:style>
    <style:style style:name="gr9" style:family="graphic" style:parent-style-name="objectwithoutfill">
      <style:graphic-properties draw:marker-end="線の終点_20_9" draw:marker-end-width="0.3cm" draw:fill="none" draw:textarea-vertical-align="middle"/>
    </style:style>
    <style:style style:name="gr10" style:family="graphic" style:parent-style-name="objectwithoutfill">
      <style:graphic-properties draw:marker-end="線の終点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25cm" svg:height="1cm" svg:x="3.5cm" svg:y="1.25cm">
          <text:p text:style-name="P1">章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25cm" svg:height="1cm" svg:x="3.5cm" svg:y="10cm">
          <text:p text:style-name="P1">区分分類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5cm" svg:height="1cm" svg:x="3.5cm" svg:y="11.75cm">
          <text:p text:style-name="P1">区分番号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125cm" svg:y1="11cm" svg:x2="5.125cm" svg:y2="11.75cm" draw:start-shape="id1" draw:start-glue-point="2" draw:end-shape="id2" draw:end-glue-point="0" svg:d="M5125 11000v750" svg:viewBox="0 0 1 751">
          <text:p/>
        </draw:connector>
        <draw:custom-shape draw:style-name="gr1" draw:text-style-name="P2" xml:id="id7" draw:id="id7" draw:layer="layout" svg:width="3.25cm" svg:height="1cm" svg:x="3.5cm" svg:y="8.25cm">
          <text:p text:style-name="P1">区分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cm" svg:height="1cm" svg:x="3.5cm" svg:y="6.5cm">
          <text:p text:style-name="P3"><text:span text:style-name="T1">款</text:span>[通則]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25cm" svg:height="1cm" svg:x="3.5cm" svg:y="4.75cm">
          <text:p text:style-name="P3"><text:span text:style-name="T1">節</text:span>[通則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25cm" svg:height="1cm" svg:x="3.5cm" svg:y="3cm">
          <text:p text:style-name="P1">部[通則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125cm" svg:y1="2.25cm" svg:x2="5.125cm" svg:y2="3cm" draw:start-shape="id3" draw:start-glue-point="2" draw:end-shape="id4" draw:end-glue-point="0" svg:d="M5125 2250v750" svg:viewBox="0 0 1 751">
          <text:p/>
        </draw:connector>
        <draw:connector draw:style-name="gr3" draw:text-style-name="P2" draw:layer="layout" svg:x1="5.125cm" svg:y1="4cm" svg:x2="5.125cm" svg:y2="4.75cm" draw:start-shape="id4" draw:start-glue-point="2" draw:end-shape="id5" draw:end-glue-point="0" svg:d="M5125 4000v750" svg:viewBox="0 0 1 751">
          <text:p/>
        </draw:connector>
        <draw:connector draw:style-name="gr4" draw:text-style-name="P2" draw:layer="layout" svg:x1="5.125cm" svg:y1="5.75cm" svg:x2="5.125cm" svg:y2="6.5cm" draw:start-shape="id5" draw:start-glue-point="2" draw:end-shape="id6" draw:end-glue-point="0" svg:d="M5125 5750v750" svg:viewBox="0 0 1 751">
          <text:p/>
        </draw:connector>
        <draw:connector draw:style-name="gr5" draw:text-style-name="P2" draw:layer="layout" svg:x1="5.125cm" svg:y1="7.5cm" svg:x2="5.125cm" svg:y2="8.25cm" draw:start-shape="id6" draw:start-glue-point="2" draw:end-shape="id7" svg:d="M5125 7500v750" svg:viewBox="0 0 1 751">
          <text:p/>
        </draw:connector>
        <draw:connector draw:style-name="gr6" draw:text-style-name="P2" draw:layer="layout" svg:x1="5.125cm" svg:y1="9.25cm" svg:x2="5.125cm" svg:y2="10cm" draw:start-shape="id7" draw:start-glue-point="2" draw:end-shape="id1" draw:end-glue-point="0" svg:d="M5125 9250v750" svg:viewBox="0 0 1 751">
          <text:p/>
        </draw:connector>
        <draw:connector draw:style-name="gr7" draw:text-style-name="P2" draw:layer="layout" svg:x1="3.5cm" svg:y1="5.25cm" svg:x2="3.5cm" svg:y2="8.75cm" draw:start-shape="id5" draw:start-glue-point="3" draw:end-shape="id7" svg:d="M3500 5250h-518v3500h518" svg:viewBox="0 0 519 3501">
          <text:p/>
        </draw:connector>
        <draw:connector draw:style-name="gr8" draw:text-style-name="P2" draw:layer="layout" draw:line-skew="-0.732cm" svg:x1="3.5cm" svg:y1="3.5cm" svg:x2="3.5cm" svg:y2="8.75cm" draw:start-shape="id4" draw:start-glue-point="3" draw:end-shape="id7" draw:end-glue-point="3" svg:d="M3500 3500h-1250v5250h1250" svg:viewBox="0 0 1251 5251">
          <text:p/>
        </draw:connector>
        <draw:connector draw:style-name="gr9" draw:text-style-name="P2" draw:layer="layout" draw:line-skew="0.732cm" svg:x1="6.75cm" svg:y1="5.25cm" svg:x2="6.75cm" svg:y2="12.25cm" draw:start-shape="id5" draw:start-glue-point="1" draw:end-shape="id2" draw:end-glue-point="1" svg:d="M6750 5250h1250v7000h-1250" svg:viewBox="0 0 1251 7001">
          <text:p/>
        </draw:connector>
        <draw:connector draw:style-name="gr10" draw:text-style-name="P2" draw:layer="layout" svg:x1="6.75cm" svg:y1="8.75cm" svg:x2="6.75cm" svg:y2="12.25cm" draw:start-shape="id7" draw:start-glue-point="1" draw:end-shape="id2" draw:end-glue-point="1" svg:d="M6750 8750h518v3500h-518" svg:viewBox="0 0 519 3501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